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/>
    </style:style>
    <style:style style:name="P2" style:family="paragraph" style:parent-style-name="Standard">
      <style:text-properties style:font-name="Times New Roman" fo:font-size="14pt" style:font-size-asian="14pt"/>
    </style:style>
    <style:style style:name="P3" style:family="paragraph" style:parent-style-name="Standard" style:master-page-name="Standard">
      <style:paragraph-properties style:page-number="auto"/>
      <style:text-properties style:font-name="Times New Roman" fo:font-size="16pt" style:font-size-asian="16pt"/>
    </style:style>
    <style:style style:name="P4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style:font-name="Times New Roman" fo:font-size="14pt" style:font-size-asian="14pt"/>
    </style:style>
    <style:style style:name="P5" style:family="paragraph" style:parent-style-name="Standard" style:list-style-name="L2">
      <style:paragraph-properties>
        <style:tab-stops>
          <style:tab-stop style:position="0cm"/>
        </style:tab-stops>
      </style:paragraph-properties>
      <style:text-properties style:font-name="Times New Roman" fo:font-size="14pt" style:font-size-asian="14pt"/>
    </style:style>
    <style:style style:name="P6" style:family="paragraph" style:parent-style-name="Standard" style:list-style-name="L3">
      <style:paragraph-properties>
        <style:tab-stops>
          <style:tab-stop style:position="0cm"/>
        </style:tab-stops>
      </style:paragraph-properties>
      <style:text-properties style:font-name="Times New Roman" fo:font-size="14pt" style:font-size-asian="14pt"/>
    </style:style>
    <style:style style:name="P7" style:family="paragraph" style:parent-style-name="Standard" style:list-style-name="L6">
      <style:paragraph-properties>
        <style:tab-stops>
          <style:tab-stop style:position="0cm"/>
        </style:tab-stops>
      </style:paragraph-properties>
      <style:text-properties style:font-name="Times New Roman" fo:font-size="14pt" style:font-size-asian="14pt"/>
    </style:style>
    <style:style style:name="P8" style:family="paragraph" style:parent-style-name="Standard" style:list-style-name="L2">
      <style:paragraph-properties>
        <style:tab-stops>
          <style:tab-stop style:position="0cm"/>
        </style:tab-stops>
      </style:paragraph-properties>
    </style:style>
    <style:style style:name="T1" style:family="text">
      <style:text-properties style:font-name="Times New Roman" fo:font-size="14pt" style:font-size-asian="14pt"/>
    </style:style>
    <text:list-style style:name="L1">
      <text:list-level-style-bullet text:level="1" style:num-prefix="-" text:bullet-char="-">
        <style:list-level-properties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style:num-prefix="-" text:bullet-char="-">
        <style:list-level-properties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NUALE UTENTE</text:p>
      <text:p text:style-name="P1"/>
      <text:p text:style-name="P2">VERSIONE DESKTOP</text:p>
      <text:list xml:id="list4363344660565365394" text:style-name="L1">
        <text:list-item>
          <text:p text:style-name="P4">L'utente effettua la login appena avvia il programma;</text:p>
        </text:list-item>
        <text:list-item>
          <text:p text:style-name="P4">Ha la possibilità di scegliere tra tre sezioni:</text:p>
        </text:list-item>
      </text:list>
      <text:list xml:id="list6648441885807595326" text:style-name="L3">
        <text:list-item>
          <text:p text:style-name="P6"><text:s/>Gestione utente: sezione utile alla gestione dei dati come il nome utente e la password, la scelta della directory in cui salvare il file XML dello spartito;</text:p>
        </text:list-item>
        <text:list-item>
          <text:p text:style-name="P6">Registrazione: sezione utile alla registrazione dell'audio, premendo il pulsante “registra” avvierà la registrazione e una volta completata l'utente preme il pulsante “stop”. Lo spartito in formato XML sarà salvato nella directory scelta dall'utente;</text:p>
        </text:list-item>
        <text:list-item>
          <text:p text:style-name="P6">Libreria spartiti: sezione utile alla visione grafica dei precedenti file <text:tab/> <text:s/><text:tab/> <text:s text:c="18"/>disponibili nella directory e sarà possibile gestirli, ad esempio in modo da eliminarli o rinominarli;</text:p>
        </text:list-item>
      </text:list>
      <text:p text:style-name="Standard"/>
      <text:p text:style-name="P2">VERSIONE WEB</text:p>
      <text:list xml:id="list6753071514280424377" text:style-name="L2">
        <text:list-item>
          <text:p text:style-name="P5">L'utente esegue la login nella pagina iniziale;</text:p>
        </text:list-item>
        <text:list-item>
          <text:p text:style-name="P8"><text:span text:style-name="T1">Ha la possibilità di scegliere tra tre sezioni:</text:span></text:p>
        </text:list-item>
      </text:list>
      <text:list xml:id="list7485645200994863055" text:style-name="L6">
        <text:list-item>
          <text:p text:style-name="P7">Gestione utente: sezione utile alla gestione dei dati come il nome utente e la password;</text:p>
        </text:list-item>
        <text:list-item>
          <text:p text:style-name="P7">Registrazione: sezione utile alla registrazione dell'audio, premendo il pulsante “registra” per avviare la registrazione e una volta completata l'utente preme il pulsante “stop”. E' possibile scaricare in locale l'XML elaborato attraverso l'uso del pulsante “Download spartito”;</text:p>
        </text:list-item>
        <text:list-item>
          <text:p text:style-name="P7">Libreria spartiti: sezione utile alla visione grafica dei precedenti file <text:tab/> <text:s text:c="2"/><text:tab/> <text:s text:c="18"/>disponibili per il download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ttorio Larovere</meta:initial-creator>
    <meta:creation-date>2016-03-10T09:02:52.90</meta:creation-date>
    <dc:date>2016-03-10T09:12:14.49</dc:date>
    <dc:creator>Vittorio Larovere</dc:creator>
    <meta:editing-duration>PT2M58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3" meta:word-count="197" meta:character-count="1351"/>
  </office:meta>
</office:document-meta>
</file>